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Table1" style:family="table">
      <style:table-properties style:width="17.717cm" table:align="left"/>
    </style:style>
    <style:style style:name="Table1.A" style:family="table-column">
      <style:table-column-properties style:column-width="2.709cm"/>
    </style:style>
    <style:style style:name="Table1.B" style:family="table-column">
      <style:table-column-properties style:column-width="3.406cm"/>
    </style:style>
    <style:style style:name="Table1.C" style:family="table-column">
      <style:table-column-properties style:column-width="2.953cm"/>
    </style:style>
    <style:style style:name="Table1.F" style:family="table-column">
      <style:table-column-properties style:column-width="6.25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>
      <style:text-properties officeooo:paragraph-rsid="00222356"/>
    </style:style>
    <style:style style:name="P9" style:family="paragraph" style:parent-style-name="Heading_20_1" style:list-style-name="L3">
      <style:paragraph-properties fo:break-before="page"/>
      <style:text-properties officeooo:rsid="00222356" officeooo:paragraph-rsid="00222356"/>
    </style:style>
    <style:style style:name="P10" style:family="paragraph" style:parent-style-name="Heading_20_2" style:list-style-name="L3">
      <style:text-properties officeooo:paragraph-rsid="003bc3bd"/>
    </style:style>
    <style:style style:name="P11" style:family="paragraph" style:parent-style-name="Heading_20_3" style:list-style-name="L3"/>
    <style:style style:name="P12" style:family="paragraph" style:parent-style-name="Text_20_body">
      <style:text-properties officeooo:paragraph-rsid="003cc0d8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3cc0d8"/>
    </style:style>
    <style:style style:name="P14" style:family="paragraph" style:parent-style-name="Text_20_body" style:list-style-name="L4">
      <style:text-properties officeooo:paragraph-rsid="003cc0d8"/>
    </style:style>
    <style:style style:name="P15" style:family="paragraph" style:parent-style-name="Text_20_body">
      <style:text-properties fo:font-weight="normal" officeooo:paragraph-rsid="003cc0d8" style:font-weight-asian="normal" style:font-weight-complex="normal"/>
    </style:style>
    <style:style style:name="P16" style:family="paragraph" style:parent-style-name="Text_20_body">
      <style:text-properties fo:font-weight="normal" officeooo:paragraph-rsid="003bc3bd" style:font-weight-asian="normal" style:font-weight-complex="normal"/>
    </style:style>
    <style:style style:name="P17" style:family="paragraph" style:parent-style-name="Text_20_body">
      <style:text-properties officeooo:paragraph-rsid="003bc3bd"/>
    </style:style>
    <style:style style:name="P18" style:family="paragraph" style:parent-style-name="Text_20_body" style:list-style-name="L5">
      <style:text-properties officeooo:paragraph-rsid="003cc0d8"/>
    </style:style>
    <style:style style:name="P19" style:family="paragraph" style:parent-style-name="Text_20_body" style:list-style-name="L5">
      <style:paragraph-properties fo:margin-left="0cm" fo:margin-right="0cm" fo:text-indent="0cm" style:auto-text-indent="false"/>
      <style:text-properties fo:font-weight="normal" officeooo:paragraph-rsid="003cc0d8" style:font-weight-asian="normal" style:font-weight-complex="normal"/>
    </style:style>
    <style:style style:name="P20" style:family="paragraph" style:parent-style-name="Text_20_body" style:list-style-name="L6">
      <style:text-properties officeooo:paragraph-rsid="003cc0d8"/>
    </style:style>
    <style:style style:name="P21" style:family="paragraph" style:parent-style-name="Text_20_body" style:list-style-name="L7">
      <style:text-properties officeooo:paragraph-rsid="003cc0d8"/>
    </style:style>
    <style:style style:name="P22" style:family="paragraph" style:parent-style-name="Text_20_body" style:list-style-name="L8">
      <style:text-properties fo:font-weight="normal" officeooo:paragraph-rsid="003cc0d8" style:font-weight-asian="normal" style:font-weight-complex="normal"/>
    </style:style>
    <style:style style:name="P23" style:family="paragraph" style:parent-style-name="Text_20_body" style:list-style-name="L8">
      <style:text-properties officeooo:paragraph-rsid="003cc0d8"/>
    </style:style>
    <style:style style:name="P24" style:family="paragraph" style:parent-style-name="Text_20_body" style:list-style-name="L9">
      <style:text-properties officeooo:paragraph-rsid="003cc0d8"/>
    </style:style>
    <style:style style:name="P25" style:family="paragraph" style:parent-style-name="Text_20_body" style:list-style-name="L10">
      <style:text-properties officeooo:paragraph-rsid="003cc0d8"/>
    </style:style>
    <style:style style:name="P26" style:family="paragraph" style:parent-style-name="Text_20_body" style:list-style-name="L11">
      <style:text-properties officeooo:paragraph-rsid="003bc3bd"/>
    </style:style>
    <style:style style:name="P27" style:family="paragraph" style:parent-style-name="Text_20_body" style:list-style-name="L12">
      <style:text-properties fo:font-weight="normal" officeooo:paragraph-rsid="003bc3bd" style:font-weight-asian="normal" style:font-weight-complex="normal"/>
    </style:style>
    <style:style style:name="P28" style:family="paragraph" style:parent-style-name="Text_20_body" style:list-style-name="L12">
      <style:text-properties officeooo:paragraph-rsid="003bc3bd"/>
    </style:style>
    <style:style style:name="P29" style:family="paragraph" style:parent-style-name="Text_20_body" style:list-style-name="L13">
      <style:text-properties officeooo:paragraph-rsid="003bc3bd"/>
    </style:style>
    <style:style style:name="P30" style:family="paragraph" style:parent-style-name="Text_20_body" style:list-style-name="L14">
      <style:text-properties officeooo:paragraph-rsid="003bc3bd"/>
    </style:style>
    <style:style style:name="P31" style:family="paragraph" style:parent-style-name="Text_20_body" style:list-style-name="L15">
      <style:text-properties fo:font-weight="normal" officeooo:paragraph-rsid="003bc3bd" style:font-weight-asian="normal" style:font-weight-complex="normal"/>
    </style:style>
    <style:style style:name="P32" style:family="paragraph" style:parent-style-name="Text_20_body" style:list-style-name="L16">
      <style:text-properties fo:font-weight="normal" officeooo:paragraph-rsid="003bc3bd" style:font-weight-asian="normal" style:font-weight-complex="normal"/>
    </style:style>
    <style:style style:name="P33" style:family="paragraph" style:parent-style-name="Text_20_body" style:list-style-name="L16">
      <style:text-properties officeooo:paragraph-rsid="003bc3bd"/>
    </style:style>
    <style:style style:name="P34" style:family="paragraph" style:parent-style-name="Heading_20_2" style:list-style-name="L3" style:master-page-name="">
      <loext:graphic-properties draw:fill="none"/>
      <style:paragraph-properties fo:margin-left="1.3cm" fo:margin-right="-0.101cm" fo:margin-top="0.353cm" fo:margin-bottom="0.212cm" style:contextual-spacing="false" fo:text-indent="-0.6cm" style:auto-text-indent="false" style:page-number="auto" fo:background-color="transparent" fo:keep-with-next="always"/>
      <style:text-properties officeooo:paragraph-rsid="003c4058"/>
    </style:style>
    <style:style style:name="P35" style:family="paragraph" style:parent-style-name="Heading_20_3" style:list-style-name="L3">
      <style:text-properties officeooo:paragraph-rsid="003d7e76"/>
    </style:style>
    <style:style style:name="P36" style:family="paragraph" style:parent-style-name="Text_20_body">
      <style:paragraph-properties fo:text-align="justify" style:justify-single-word="false"/>
    </style:style>
    <style:style style:name="P37" style:family="paragraph" style:parent-style-name="Text_20_body">
      <style:text-properties officeooo:paragraph-rsid="003eea5f"/>
    </style:style>
    <style:style style:name="P38" style:family="paragraph" style:parent-style-name="Text_20_body">
      <style:text-properties fo:font-weight="normal" style:font-weight-asian="normal" style:font-weight-complex="normal"/>
    </style:style>
    <style:style style:name="P39" style:family="paragraph" style:parent-style-name="Text_20_body">
      <style:text-properties officeooo:paragraph-rsid="003d7e76"/>
    </style:style>
    <style:style style:name="P40" style:family="paragraph" style:parent-style-name="Text_20_body">
      <style:text-properties officeooo:paragraph-rsid="00402c12"/>
    </style:style>
    <style:style style:name="P41" style:family="paragraph" style:parent-style-name="Text_20_body">
      <style:text-properties officeooo:paragraph-rsid="0041eeb5"/>
    </style:style>
    <style:style style:name="P42" style:family="paragraph" style:parent-style-name="Heading_20_3" style:list-style-name="L3">
      <style:text-properties officeooo:rsid="004c3114" officeooo:paragraph-rsid="004c3114"/>
    </style:style>
    <style:style style:name="P43" style:family="paragraph" style:parent-style-name="Text_20_body">
      <style:text-properties officeooo:paragraph-rsid="004c3114"/>
    </style:style>
    <style:style style:name="P44" style:family="paragraph" style:parent-style-name="Text_20_body">
      <style:text-properties officeooo:paragraph-rsid="004d54e8"/>
    </style:style>
    <style:style style:name="P45" style:family="paragraph" style:parent-style-name="Table_20_Heading">
      <style:text-properties officeooo:rsid="004e7c44" officeooo:paragraph-rsid="004e7c44"/>
    </style:style>
    <style:style style:name="P46" style:family="paragraph" style:parent-style-name="Table_20_Heading">
      <style:text-properties officeooo:rsid="004fb345" officeooo:paragraph-rsid="004fb345"/>
    </style:style>
    <style:style style:name="P47" style:family="paragraph" style:parent-style-name="Table_20_Contents">
      <style:text-properties officeooo:paragraph-rsid="004e7c44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3add7a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officeooo:rsid="0033074f"/>
    </style:style>
    <style:style style:name="T6" style:family="text">
      <style:text-properties officeooo:rsid="003c4058"/>
    </style:style>
    <style:style style:name="T7" style:family="text">
      <style:text-properties officeooo:rsid="004fb345"/>
    </style:style>
    <style:style style:name="T8" style:family="text">
      <style:text-properties officeooo:rsid="004e7c44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<text:span text:style-name="Strong_20_Emphasis"><text:span text:style-name="T1"/></text:span></text:h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 text:protected="true">
            <text:p text:style-name="P1">Содержание</text:p>
          </text:index-title>
          <text:p text:style-name="P2"><text:a xlink:type="simple" xlink:href="#__RefHeading___Toc113_1772068009" text:style-name="Index_20_Link" text:visited-style-name="Index_20_Link">Введение<text:tab/>3</text:a></text:p>
          <text:p text:style-name="P2"><text:a xlink:type="simple" xlink:href="#__RefHeading___Toc324_1772068009" text:style-name="Index_20_Link" text:visited-style-name="Index_20_Link"><text:s/>1 Анализ<text:tab/>5</text:a></text:p>
          <text:p text:style-name="P3"><text:a xlink:type="simple" xlink:href="#__RefHeading___Toc1270_3132898990%20Copy%201" text:style-name="Index_20_Link" text:visited-style-name="Index_20_Link"><text:s/>1.1 Описание предметной области<text:tab/>5</text:a></text:p>
          <text:p text:style-name="P4"><text:a xlink:type="simple" xlink:href="#__RefHeading___Toc338_1772068009" text:style-name="Index_20_Link" text:visited-style-name="Index_20_Link"><text:s/>1.1.1 Современный ландшафт IT-услуг для бизнеса: Сдвиг в сторону подписки и самообслуживания<text:tab/>5</text:a></text:p>
          <text:p text:style-name="P4"><text:a xlink:type="simple" xlink:href="#__RefHeading___Toc340_1772068009" text:style-name="Index_20_Link" text:visited-style-name="Index_20_Link"><text:s/>1.1.2 Биллинговые системы как ядро автоматизации<text:tab/>5</text:a></text:p>
          <text:p text:style-name="P4"><text:a xlink:type="simple" xlink:href="#__RefHeading___Toc340_17720680091" text:style-name="Index_20_Link" text:visited-style-name="Index_20_Link"><text:s/>1.1.3 Платформы для совместной работы и файлового хостинга: Спрос на корпоративные облака<text:tab/>6</text:a></text:p>
          <text:p text:style-name="P4"><text:a xlink:type="simple" xlink:href="#__RefHeading___Toc340_177206800911" text:style-name="Index_20_Link" text:visited-style-name="Index_20_Link"><text:s/>1.1.4 Проблемы разрыва между бизнес-логикой и технической реализации<text:tab/>6</text:a></text:p>
          <text:p text:style-name="P4"><text:a xlink:type="simple" xlink:href="#__RefHeading___Toc340_1772068009111" text:style-name="Index_20_Link" text:visited-style-name="Index_20_Link"><text:s/>1.1.5 Актуальность разработки модуля интеграции для BILLmanager и Nextcloud<text:tab/>7</text:a></text:p>
          <text:p text:style-name="P4"><text:a xlink:type="simple" xlink:href="#__RefHeading___Toc340_17720680091111" text:style-name="Index_20_Link" text:visited-style-name="Index_20_Link"><text:s/>1.1.6 Постановка задачи<text:tab/>8</text:a></text:p>
          <text:p text:style-name="P3"><text:a xlink:type="simple" xlink:href="#__RefHeading___Toc1270_3132898990" text:style-name="Index_20_Link" text:visited-style-name="Index_20_Link"><text:s/>1.2 Обзор существующих программных средств<text:tab/>9</text:a></text:p>
          <text:p text:style-name="P4"><text:a xlink:type="simple" xlink:href="#__RefHeading___Toc2573_3132898990" text:style-name="Index_20_Link" text:visited-style-name="Index_20_Link"><text:s/>1.2.1 Общие тенденции на рынке биллинговых систем<text:tab/>9</text:a></text:p>
          <text:p text:style-name="P4"><text:a xlink:type="simple" xlink:href="#__RefHeading___Toc2575_3132898990" text:style-name="Index_20_Link" text:visited-style-name="Index_20_Link"><text:s/>1.2.2 HostBill<text:tab/>9</text:a></text:p>
          <text:p text:style-name="P4"><text:a xlink:type="simple" xlink:href="#__RefHeading___Toc2577_3132898990" text:style-name="Index_20_Link" text:visited-style-name="Index_20_Link"><text:s/>1.2.3 WHMCS<text:tab/>10</text:a></text:p>
          <text:p text:style-name="P4"><text:a xlink:type="simple" xlink:href="#__RefHeading___Toc2579_3132898990" text:style-name="Index_20_Link" text:visited-style-name="Index_20_Link"><text:s/>1.2.4 Blesta<text:tab/>10</text:a></text:p>
          <text:p text:style-name="P4"><text:a xlink:type="simple" xlink:href="#__RefHeading___Toc2579_3132898990%20Copy%201" text:style-name="Index_20_Link" text:visited-style-name="Index_20_Link"><text:s/>1.2.5 WiseCP<text:tab/>10</text:a></text:p>
          <text:p text:style-name="P4"><text:a xlink:type="simple" xlink:href="#__RefHeading___Toc2581_3132898990" text:style-name="Index_20_Link" text:visited-style-name="Index_20_Link"><text:s/>1.2.6 Другие платформы: Paymenter, Kill Bill<text:tab/>11</text:a></text:p>
          <text:p text:style-name="P4"><text:a xlink:type="simple" xlink:href="#__RefHeading___Toc2583_3132898990" text:style-name="Index_20_Link" text:visited-style-name="Index_20_Link"><text:s/>1.2.7 Сравнительный анализ и вывод<text:tab/>11</text:a></text:p>
        </text:index-body>
      </text:table-of-content>
      <text:p text:style-name="Text_20_body"><text:span text:style-name="Strong_20_Emphasis"><text:span text:style-name="T1"/></text:span></text:p>
      <text:h text:style-name="P5" text:outline-level="1" text:is-list-header="true"><text:bookmark-start text:name="__RefHeading___Toc113_1772068009"/><text:span text:style-name="Strong_20_Emphasis"><text:span text:style-name="T1">Введение</text:span></text:span><text:bookmark-end text:name="__RefHeading___Toc113_1772068009"/></text:h>
      <text:p text:style-name="Text_20_body"><text:span text:style-name="Strong_20_Emphasis"><text:span text:style-name="T2">BILLmanager</text:span></text:span><text:span text:style-name="T2"> — это комплексная </text:span><text:span text:style-name="Strong_20_Emphasis"><text:span text:style-name="T2">биллинговая панель управления</text:span></text:span><text:span text:style-name="T2"> для хостинг-провайдеров, дата-центров и IT-компаний.</text:span> Это не просто система для выдачи счетов, а централизованная платформа для автоматизации всего бизнес-цикла:</text:p>
      <text:p text:style-name="Text_20_body"/>
      <text:list text:style-name="L1">
        <text:list-item>
          <text:p text:style-name="P6"><text:span text:style-name="Strong_20_Emphasis"><text:span text:style-name="T2">Управление клиентами и их услугами:</text:span></text:span><text:span text:style-name="T2"> Создание аккаунтов, назначение тарифов, приостановка и активация услуг.</text:span></text:p>
        </text:list-item>
        <text:list-item>
          <text:p text:style-name="P6"><text:span text:style-name="Strong_20_Emphasis"><text:span text:style-name="T2">Биллинг и финансы:</text:span></text:span><text:span text:style-name="T2"> Автоматическое выставление счетов, прием платежей (онлайн-эквайринг, банковские переводы), учет дебиторской задолженности, формирование финансовых отчетов.</text:span></text:p>
        </text:list-item>
        <text:list-item>
          <text:p text:style-name="P6"><text:span text:style-name="Strong_20_Emphasis"><text:span text:style-name="T2">Продажа и продление услуг:</text:span></text:span><text:span text:style-name="T2"> Настройка тарифных планов (например, "Старт", "Профи", "Бизнес") с гибкими периодами оплаты (месяц, год и т.д.), автоматическое напоминание о продлении.</text:span></text:p>
        </text:list-item>
        <text:list-item>
          <text:p text:style-name="P6"><text:span text:style-name="Strong_20_Emphasis"><text:span text:style-name="T2">Панель клиента:</text:span></text:span><text:span text:style-name="T2"> Личный кабинет, где клиент сам может заказать новые услуги, оплатить счета, отслеживать состояние своих заказов и обращаться в поддержку.</text:span></text:p>
        </text:list-item>
        <text:list-item>
          <text:p text:style-name="P6"><text:span text:style-name="Strong_20_Emphasis"><text:span text:style-name="T2">Интеграция с техническими панелями:</text:span></text:span><text:span text:style-name="T2"> Ключевая особенность BILLmanager — его способность взаимодействовать с другими системами (например, cPanel, ISPmanager, VMmanager) через API. Это позволяет автоматически создавать учетные записи хостинга или VPS при успешной оплате.</text:span></text:p>
        </text:list-item>
      </text:list>
      <text:p text:style-name="Text_20_body"><text:span text:style-name="Strong_20_Emphasis"><text:span text:style-name="T2"/></text:span></text:p>
      <text:p text:style-name="Text_20_body"><text:span text:style-name="Strong_20_Emphasis"><text:span text:style-name="T2">Nextcloud</text:span></text:span><text:span text:style-name="T2"> и </text:span><text:span text:style-name="Strong_20_Emphasis"><text:span text:style-name="T2">ownCloud</text:span></text:span><text:span text:style-name="T2"> — это мощные, </text:span><text:span text:style-name="Strong_20_Emphasis"><text:span text:style-name="T2">самохостируемые</text:span></text:span><text:span text:style-name="T2"> платформы для синхронизации и обмена файлами, альтернативы таким коммерческим сервисам, как Dropbox или Google Drive. Они предоставляют полный контроль над данными, так как развертываются на вашей собственной инфраструктуре.</text:span></text:p>
      <text:p text:style-name="Text_20_body"><text:span text:style-name="Strong_20_Emphasis"><text:span text:style-name="T2">Основные возможности:</text:span></text:span></text:p>
      <text:list text:style-name="L2">
        <text:list-item>
          <text:p text:style-name="P7"><text:span text:style-name="Strong_20_Emphasis"><text:span text:style-name="T2">Синхронизация файлов:</text:span></text:span><text:span text:style-name="T2"> Клиенты для ПК (Windows, macOS, Linux) и мобильных устройств (iOS, Android) для синхронизации папок.</text:span></text:p>
        </text:list-item>
        <text:list-item>
          <text:p text:style-name="P7"><text:span text:style-name="Strong_20_Emphasis"><text:span text:style-name="T2"><text:s/>Веб-интерфейс:</text:span></text:span><text:span text:style-name="T2"> Доступ к файлам через любой браузер из любой точки мира.</text:span></text:p>
        </text:list-item>
        <text:list-item>
          <text:p text:style-name="P7"><text:span text:style-name="Strong_20_Emphasis"><text:span text:style-name="T2"><text:s/>Общий доступ к файлам и папкам:</text:span></text:span><text:span text:style-name="T2"> Настройка ссылок для скачивания с паролями и сроками действия.</text:span></text:p>
        </text:list-item>
        <text:list-item>
          <text:p text:style-name="P7"><text:span text:style-name="Strong_20_Emphasis"><text:span text:style-name="T2"><text:s/>Коллаборация:</text:span></text:span><text:span text:style-name="T2"> Встроенные офисные приложения (текстовые редакторы, таблицы), календари, контакты, чаты и видеоконференции (особенно в Nextcloud).</text:span></text:p>
        </text:list-item>
        <text:list-item>
          <text:p text:style-name="P7"><text:span text:style-name="Strong_20_Emphasis"><text:span text:style-name="T2">Экосистема приложений:</text:span></text:span><text:span text:style-name="T2"> Большое количество плагинов для расширения функционала (например, интеграция с почтой, CRM и т.д.).</text:span></text:p>
        </text:list-item>
      </text:list>
      <text:p text:style-name="Text_20_body"><text:span text:style-name="Strong_20_Emphasis"><text:span text:style-name="T2">Ключевое отличие от простого FTP-хостинга:</text:span></text:span><text:span text:style-name="T2"> это не просто дисковое пространство, а целая экосистема для совместной работы с файлами.</text:span></text:p>
      <text:p text:style-name="Text_20_body"><text:soft-page-break/><text:span text:style-name="Strong_20_Emphasis"><text:span text:style-name="T2">ownCloud</text:span></text:span><text:span text:style-name="T2"> является прародителем Nextcloud (Nextcloud был форком ownCloud) и предлагает схожий функционал, часто с более корпоративно-ориентированным подходом.</text:span></text:p>
      <text:p text:style-name="P8"/>
      <text:p text:style-name="P8">Проект bill-nextcloud представляет собой модуль для BILLmanager, который позволяет связывать продажи хранилищ данных Nextcloud/ownCloud с биллинг-системой. Идея в том, чтобы абоненты могли автоматически приобретать и продлевать объём дискового пространства или услуги хранения файлов через BILLmanager, а при изменении тарифов система сама синхронизировала квоты в Nextcloud/ownCloud. Проще говоря: сделать Nextcloud «товаром» внутри экосистемы BILLmanager — клиент оформляет услугу хранения в панели, а технически это отражается в настройках самого файлового облака. </text:p>
      <text:p text:style-name="Text_20_body"/>
      <text:p text:style-name="Text_20_body">Таким образом, проект объединяет биллинг и файловый сервис, создавая сквозной поток продаж, выставления счетов и управления ресурсами.</text:p>
      <text:list xml:id="list3830596026" text:style-name="L3">
        <text:list-item>
          <text:h text:style-name="P9" text:outline-level="1"><text:bookmark-start text:name="__RefHeading___Toc324_1772068009"/>Анализ<text:bookmark-end text:name="__RefHeading___Toc324_1772068009"/></text:h>
          <text:list>
            <text:list-item>
              <text:h text:style-name="P10" text:outline-level="2"><text:bookmark-start text:name="__RefHeading___Toc1270_3132898990 Copy 1"/><text:span text:style-name="Strong_20_Emphasis"><text:span text:style-name="T3">Описание предметной области</text:span></text:span><text:bookmark-end text:name="__RefHeading___Toc1270_3132898990 Copy 1"/></text:h>
              <text:list>
                <text:list-item>
                  <text:h text:style-name="P11" text:outline-level="3"><text:bookmark-start text:name="__RefHeading___Toc338_1772068009"/><text:span text:style-name="Strong_20_Emphasis">Современный ландшафт IT-услуг для бизнеса: Сдвиг в сторону подписки и самообслуживания</text:span><text:bookmark-end text:name="__RefHeading___Toc338_1772068009"/></text:h>
                </text:list-item>
              </text:list>
            </text:list-item>
          </text:list>
        </text:list-item>
      </text:list>
      <text:p text:style-name="P12"><text:span text:style-name="Strong_20_Emphasis"><text:span text:style-name="T2">Современный рынок IT-услуг для бизнеса и частных лиц характеризуется повсеместным переходом от единоразовых покупок программного обеспечения к модели SaaS (Software as a Service) — программному обеспечению как услуге по подписке</text:span></text:span></text:p>
      <text:p text:style-name="P13"><text:span text:style-name="Strong_20_Emphasis"><text:span text:style-name="T2"/></text:span></text:p>
      <text:p text:style-name="P13"><text:span text:style-name="Strong_20_Emphasis"><text:span text:style-name="T2">Ключевые ожидания клиентов сегодня — это:</text:span></text:span></text:p>
      <text:list text:style-name="L4">
        <text:list-item>
          <text:p text:style-name="P14"><text:span text:style-name="Strong_20_Emphasis"><text:span text:style-name="T2">Гибкость:</text:span></text:span><text:span text:style-name="T2"> Возможность быстро выбрать, изменить или отменить необходимый объем услуг (тарифный план).</text:span></text:p>
        </text:list-item>
        <text:list-item>
          <text:p text:style-name="P14"><text:span text:style-name="Strong_20_Emphasis"><text:span text:style-name="T2">Самообслуживание:</text:span></text:span><text:span text:style-name="T2"> Минимизация взаимодействия с менеджерами через автоматизированные личные кабинеты.</text:span></text:p>
        </text:list-item>
        <text:list-item>
          <text:p text:style-name="P14"><text:span text:style-name="Strong_20_Emphasis"><text:span text:style-name="T2">Мгновенная активация:</text:span></text:span><text:span text:style-name="T2"> Получение услуги сразу после оплаты, без задержек.</text:span></text:p>
        </text:list-item>
        <text:list-item>
          <text:p text:style-name="P14"><text:span text:style-name="Strong_20_Emphasis"><text:span text:style-name="T2">Прозрачность:</text:span></text:span><text:span text:style-name="T2"> Четкое понимание стоимости, сроков действия и потребляемых ресурсов.</text:span></text:p>
        </text:list-item>
      </text:list>
      <text:p text:style-name="P15"><text:span text:style-name="Strong_20_Emphasis"><text:span text:style-name="T2">Этот тренд является фундаментальным для хостинг-индустрии и провайдеров IT-услуг, которые стремятся соответствовать ожиданиям рынка.</text:span></text:span></text:p>
      <text:p text:style-name="P16"><text:span text:style-name="Strong_20_Emphasis"><text:span text:style-name="T2"/></text:span></text:p>
      <text:list xml:id="list190402071669504" text:continue-list="list3830596026" text:style-name="L3">
        <text:list-item>
          <text:list>
            <text:list-item>
              <text:list>
                <text:list-item>
                  <text:h text:style-name="P11" text:outline-level="3"><text:bookmark-start text:name="__RefHeading___Toc340_1772068009"/>Биллинговые системы как ядро автоматизации<text:bookmark-end text:name="__RefHeading___Toc340_1772068009"/></text:h>
                </text:list-item>
              </text:list>
            </text:list-item>
          </text:list>
        </text:list-item>
      </text:list>
      <text:p text:style-name="P17"><text:span text:style-name="Strong_20_Emphasis"><text:span text:style-name="T2"/></text:span></text:p>
      <text:p text:style-name="P12"><text:span text:style-name="Strong_20_Emphasis"><text:span text:style-name="T2">Для автоматизации продаж и управления клиентами провайдеры используют специализированное программное обеспечение — биллинговые системы (или панели управления биллингом). Эти системы выступают центральным узлом, который:</text:span></text:span></text:p>
      <text:list text:style-name="L5">
        <text:list-item>
          <text:p text:style-name="P18"><text:span text:style-name="Strong_20_Emphasis"><text:span text:style-name="T2">Автоматизирует финансовые операции:</text:span></text:span><text:span text:style-name="T2"> выставляет счета, учитывает платежи, контролирует дебиторскую задолженность.</text:span></text:p>
        </text:list-item>
        <text:list-item>
          <text:p text:style-name="P18"><text:span text:style-name="Strong_20_Emphasis"><text:span text:style-name="T2">Управляет жизненным циклом услуги:</text:span></text:span><text:span text:style-name="T2"> активирует, приостанавливает, возобновляет или удаляет услуги клиента на основе их платежного статуса.</text:span></text:p>
        </text:list-item>
        <text:list-item>
          <text:p text:style-name="P18"><text:span text:style-name="Strong_20_Emphasis"><text:span text:style-name="T2">Предоставляет клиенту инструменты самообслуживания</text:span></text:span><text:span text:style-name="T2"> через личный кабинет.</text:span></text:p>
        </text:list-item>
        <text:list-item>
          <text:p text:style-name="P18"><text:span text:style-name="Strong_20_Emphasis"><text:span text:style-name="T2">Интегрируется с техническими платформами</text:span></text:span><text:span text:style-name="T2"> для автоматической поставки услуг (например, создание виртуальной машины или учетной записи хостинга).</text:span></text:p>
          <text:p text:style-name="P19"/>
        </text:list-item>
      </text:list>
      <text:p text:style-name="P12"><text:soft-page-break/><text:span text:style-name="Strong_20_Emphasis"><text:span text:style-name="T2">BILLmanager является ярким представителем такого класса систем, предлагающим мощный функционал для хостинг-провайдеров.</text:span></text:span></text:p>
      <text:list xml:id="list190401048345811" text:continue-list="list190402071669504" text:style-name="L3">
        <text:list-item>
          <text:list>
            <text:list-item>
              <text:list>
                <text:list-item>
                  <text:h text:style-name="P11" text:outline-level="3"><text:bookmark-start text:name="__RefHeading___Toc340_17720680091"/><text:span text:style-name="Strong_20_Emphasis">Платформы для совместной работы и файлового хостинга: Спрос на корпоративные облака</text:span><text:bookmark-end text:name="__RefHeading___Toc340_17720680091"/></text:h>
                </text:list-item>
              </text:list>
            </text:list-item>
          </text:list>
        </text:list-item>
      </text:list>
      <text:p text:style-name="P12"><text:span text:style-name="Strong_20_Emphasis"><text:span text:style-name="T2">Параллельно с трендом на SaaS растет спрос на решения для безопасного хранения, синхронизации и совместной работы с файлами. Такие платформы, как Nextcloud и ownCloud, занимают здесь уникальную нишу:</text:span></text:span></text:p>
      <text:list text:style-name="L6">
        <text:list-item>
          <text:p text:style-name="P20"><text:span text:style-name="Strong_20_Emphasis"><text:span text:style-name="T2">Конфиденциальность и контроль:</text:span></text:span><text:span text:style-name="T2"> В отличие от публичных облаков (Google Drive, Dropbox), они развертываются на инфраструктуре провайдера или самого клиента, что обеспечивает полный контроль над данными.</text:span></text:p>
        </text:list-item>
        <text:list-item>
          <text:p text:style-name="P20"><text:span text:style-name="Strong_20_Emphasis"><text:span text:style-name="T2">Богатая функциональность:</text:span></text:span><text:span text:style-name="T2"> Это не просто «диск», а полноценные рабочие среды, включающие общий доступ к файлам, календари, задачи, офисные пакеты и инструменты для коммуникации.</text:span></text:p>
        </text:list-item>
        <text:list-item>
          <text:p text:style-name="P20"><text:span text:style-name="Strong_20_Emphasis"><text:span text:style-name="T2">Корпоративная ориентация:</text:span></text:span><text:span text:style-name="T2"> Идеально подходят для малого и среднего бизнеса, нуждающегося в защищенном и функциональном инструменте для командной работы.</text:span></text:p>
        </text:list-item>
      </text:list>
      <text:p text:style-name="P15"><text:span text:style-name="Strong_20_Emphasis"><text:span text:style-name="T2">Это делает их привлекательным товаром в портфеле услуг IT-провайдеров.</text:span></text:span></text:p>
      <text:p text:style-name="P12"><text:span text:style-name="Strong_20_Emphasis"><text:span text:style-name="T2"/></text:span></text:p>
      <text:list xml:id="list190402277635690" text:continue-list="list190401048345811" text:style-name="L3">
        <text:list-item>
          <text:list>
            <text:list-item>
              <text:list>
                <text:list-item>
                  <text:h text:style-name="P11" text:outline-level="3"><text:bookmark-start text:name="__RefHeading___Toc340_177206800911"/><text:span text:style-name="Strong_20_Emphasis">Проблемы разрыва между бизнес-логикой и технической реализации</text:span><text:bookmark-end text:name="__RefHeading___Toc340_177206800911"/></text:h>
                </text:list-item>
              </text:list>
            </text:list-item>
          </text:list>
        </text:list-item>
      </text:list>
      <text:p text:style-name="P12"><text:span text:style-name="Strong_20_Emphasis"><text:span text:style-name="T2">Несмотря на наличие готовых и зрелых решений в каждой из областей (биллинг и файловые облака), между ними существует значительный технологический разрыв.</text:span></text:span></text:p>
      <text:p text:style-name="P12"><text:span text:style-name="Strong_20_Emphasis"><text:span text:style-name="T2">Суть проблемы:</text:span></text:span><text:span text:style-name="T2"> Биллинговая система (BILLmanager) и платформа для предоставления услуги (Nextcloud/ownCloud) существуют изолированно. Процесс продажи и обслуживания услуги файлового хранилища требует ручного вмешательства:</text:span></text:p>
      <text:list xml:id="list878780240" text:style-name="L7">
        <text:list-item>
          <text:p text:style-name="P21"><text:span text:style-name="Strong_20_Emphasis"><text:span text:style-name="T2">При продаже:</text:span></text:span><text:span text:style-name="T2"> Клиент оплачивает тариф в биллинге. Далее менеджеру вручную необходимо:</text:span></text:p>
        </text:list-item>
      </text:list>
      <text:list text:style-name="L8">
        <text:list-item>
          <text:p text:style-name="P22">Зайти в админ-панель Nextcloud/ownCloud.</text:p>
        </text:list-item>
        <text:list-item>
          <text:p text:style-name="P22">Создать новую учетную запись.</text:p>
        </text:list-item>
        <text:list-item>
          <text:p text:style-name="P22">Вручную выставить квоту дискового пространства, соответствующую оплаченному тарифу.</text:p>
        </text:list-item>
        <text:list-item>
          <text:p text:style-name="P22">Передать данные для доступа клиенту.</text:p>
          <text:p text:style-name="P23"/>
        </text:list-item>
      </text:list>
      <text:list text:continue-list="list878780240" text:style-name="L7">
        <text:list-item>
          <text:p text:style-name="P21"><text:span text:style-name="Strong_20_Emphasis"><text:span text:style-name="T2">При смене тарифа (апгрейд/даунгрейд):</text:span></text:span><text:span text:style-name="T2"> Менеджер должен вручную найти пользователя и изменить его квоту.</text:span></text:p>
        </text:list-item>
        <text:list-item>
          <text:p text:style-name="P21"><text:soft-page-break/><text:span text:style-name="Strong_20_Emphasis"><text:span text:style-name="T2">При просрочке платежа:</text:span></text:span><text:span text:style-name="T2"> Менеджер должен вручную заблокировать аккаунт или уменьшить квоту до нуля.</text:span></text:p>
        </text:list-item>
        <text:list-item>
          <text:p text:style-name="P21"><text:span text:style-name="Strong_20_Emphasis"><text:span text:style-name="T2">При продлении:</text:span></text:span><text:span text:style-name="T2"> Процесс часто требует ручного подтверждения.</text:span></text:p>
        </text:list-item>
      </text:list>
      <text:p text:style-name="P12"><text:span text:style-name="Strong_20_Emphasis"><text:span text:style-name="T2"/></text:span></text:p>
      <text:p text:style-name="P12"><text:span text:style-name="Strong_20_Emphasis"><text:span text:style-name="T2">Последствия этой проблемы:</text:span></text:span></text:p>
      <text:list text:style-name="L9">
        <text:list-item>
          <text:p text:style-name="P24"><text:span text:style-name="Strong_20_Emphasis"><text:span text:style-name="T2">Низкая операционная эффективность:</text:span></text:span><text:span text:style-name="T2"> Ручные операции отнимают время системных администраторов и менеджеров.</text:span></text:p>
        </text:list-item>
        <text:list-item>
          <text:p text:style-name="P24"><text:span text:style-name="Strong_20_Emphasis"><text:span text:style-name="T2">Риск человеческих ошибок:</text:span></text:span><text:span text:style-name="T2"> Возможна опечатка в логине, неправильно выставленная квота, забытая блокировка.</text:span></text:p>
        </text:list-item>
        <text:list-item>
          <text:p text:style-name="P24"><text:span text:style-name="Strong_20_Emphasis"><text:span text:style-name="T2">Невозможность масштабирования:</text:span></text:span><text:span text:style-name="T2"> Ручное управление становится узким местом при росте числа клиентов.</text:span></text:p>
        </text:list-item>
        <text:list-item>
          <text:p text:style-name="P24"><text:span text:style-name="Strong_20_Emphasis"><text:span text:style-name="T2">Ухудшение клиентского опыта:</text:span></text:span><text:span text:style-name="T2"> Активация услуги и изменения в ней происходят не мгновенно, а с задержкой, зависящей от загруженности сотрудника.</text:span></text:p>
        </text:list-item>
      </text:list>
      <text:p text:style-name="P12"><text:span text:style-name="Strong_20_Emphasis"/></text:p>
      <text:p text:style-name="P17"/>
      <text:list xml:id="list190402077197512" text:continue-list="list190402277635690" text:style-name="L3">
        <text:list-item>
          <text:list>
            <text:list-item>
              <text:list>
                <text:list-item>
                  <text:h text:style-name="P11" text:outline-level="3"><text:bookmark-start text:name="__RefHeading___Toc340_1772068009111"/><text:span text:style-name="Strong_20_Emphasis">Актуальность разработки модуля интеграции для BILLmanager и Nextcloud</text:span><text:bookmark-end text:name="__RefHeading___Toc340_1772068009111"/></text:h>
                </text:list-item>
              </text:list>
            </text:list-item>
          </text:list>
        </text:list-item>
      </text:list>
      <text:p text:style-name="P12"><text:span text:style-name="Strong_20_Emphasis"><text:span text:style-name="T2">Разрабатываемый модуль bill-nextcloud является прямым и актуальным ответом на выявленную проблему.</text:span></text:span></text:p>
      <text:p text:style-name="P12"><text:span text:style-name="Strong_20_Emphasis"><text:span text:style-name="T2">Актуальность заключается в следующем:</text:span></text:span></text:p>
      <text:list text:style-name="L10">
        <text:list-item>
          <text:p text:style-name="P25"><text:span text:style-name="Strong_20_Emphasis"><text:span text:style-name="T2">Полная автоматизация:</text:span></text:span><text:span text:style-name="T2"> Модуль устраняет разрыв между системами, создавая мост между бизнес-логикой BILLmanager и технической платформой Nextcloud/ownCloud. Это превращает сложную файловую платформу в простой для продажи и управления «товар».</text:span></text:p>
        </text:list-item>
        <text:list-item>
          <text:p text:style-name="P25"><text:span text:style-name="Strong_20_Emphasis"><text:span text:style-name="T2">Соответствие рыночным трендам:</text:span></text:span><text:span text:style-name="T2"> Позволяет провайдеру предлагать услугу в формате SaaS с мгновенной активацией и самообслуживанием, что соответствует ожиданиям современного клиента.</text:span></text:p>
        </text:list-item>
        <text:list-item>
          <text:p text:style-name="P25"><text:span text:style-name="Strong_20_Emphasis"><text:span text:style-name="T2">Конкурентное преимущество:</text:span></text:span><text:span text:style-name="T2"> Провайдер, который может автоматизировано предоставлять такие сложные услуги, как корпоративное файловое облако, получает значительное преимущество на рынке.</text:span></text:p>
        </text:list-item>
        <text:list-item>
          <text:p text:style-name="P25"><text:span text:style-name="Strong_20_Emphasis"><text:span text:style-name="T2">Экономическая эффективность:</text:span></text:span><text:span text:style-name="T2"> Разработка модуля окупается за счет экономии времени сотрудников, исключения ошибок и возможности привлекать больше клиентов за счет автоматизации.</text:span></text:p>
        </text:list-item>
      </text:list>
      <text:p text:style-name="P15"><text:span text:style-name="Strong_20_Emphasis"><text:span text:style-name="T2">Таким образом, проблема ручного управления услугами файлового хостинга в связке «биллинг-платформа» является значительным барьером для развития провайдеров, а разработка модуля для их интеграции — это актуальная и практическая задача, направленная на устранение этого барьера.</text:span></text:span></text:p>
      <text:p text:style-name="P17"><text:span text:style-name="Strong_20_Emphasis"/></text:p>
      <text:list xml:id="list190401667780571" text:continue-list="list190402077197512" text:style-name="L3">
        <text:list-item>
          <text:list>
            <text:list-item>
              <text:list>
                <text:list-item>
                  <text:h text:style-name="P11" text:outline-level="3"><text:bookmark-start text:name="__RefHeading___Toc340_17720680091111"/><text:soft-page-break/><text:span text:style-name="Strong_20_Emphasis">Постановка задачи</text:span><text:bookmark-end text:name="__RefHeading___Toc340_17720680091111"/></text:h>
                </text:list-item>
              </text:list>
            </text:list-item>
          </text:list>
        </text:list-item>
      </text:list>
      <text:p text:style-name="P17"><text:span text:style-name="Strong_20_Emphasis"><text:span text:style-name="T2">На основании анализа предметной области и выявленной проблемы разрыва между бизнес-логикой биллинговой системы и технической платформой предоставления услуги, целью данной работы является разработка программного модуля</text:span></text:span><text:span text:style-name="Strong_20_Emphasis"><text:span text:style-name="T4"> (</text:span></text:span><text:span text:style-name="Source_20_Text"><text:span text:style-name="T4">bill-nextcloud</text:span></text:span><text:span text:style-name="Strong_20_Emphasis"><text:span text:style-name="T4">)</text:span></text:span><text:span text:style-name="Strong_20_Emphasis"><text:span text:style-name="T2"> для интеграции BILLmanager с платформами Nextcloud и ownCloud.</text:span></text:span></text:p>
      <text:p text:style-name="P17"><text:span text:style-name="Strong_20_Emphasis"><text:span text:style-name="T2">Задачами проекта, необходимых для достижения поставленной цели, являются:</text:span></text:span></text:p>
      <text:list xml:id="list1521299243" text:style-name="L11">
        <text:list-item>
          <text:p text:style-name="P26"><text:span text:style-name="Strong_20_Emphasis"><text:span text:style-name="T2">Разработка архитектуры модуля.</text:span></text:span><text:span text:style-name="T2"> Необходимо спроектировать структуру модуля, определяющую:</text:span></text:p>
        </text:list-item>
      </text:list>
      <text:list text:style-name="L12">
        <text:list-item>
          <text:p text:style-name="P27">Способ его установки и взаимодействия с ядром BILLmanager.</text:p>
        </text:list-item>
        <text:list-item>
          <text:p text:style-name="P28">Модель данных для хранения параметров, связывающих услугу в биллинге с аккаунтом в облаке (идентификатор пользователя, URL сервера, токены доступа).</text:p>
        </text:list-item>
        <text:list-item>
          <text:p text:style-name="P28">Алгоритмы обработки событий жизненного цикла услуги.</text:p>
        </text:list-item>
      </text:list>
      <text:list xml:id="list190401801979426" text:continue-list="list1521299243" text:style-name="L11">
        <text:list-item>
          <text:p text:style-name="P26"><text:span text:style-name="Strong_20_Emphasis"><text:span text:style-name="T2">Реализация функционала конфигурации модуля в админ-панели BILLmanager.</text:span></text:span><text:span text:style-name="T2"> Модуль должен предоставлять администратору интерфейс для:</text:span></text:p>
        </text:list-item>
      </text:list>
      <text:list text:style-name="L13">
        <text:list-item>
          <text:p text:style-name="P29">Настройки подключения к одному или нескольким серверам Nextcloud/ownCloud (URL, учетные данные администратора или OAuth-токен).</text:p>
        </text:list-item>
        <text:list-item>
          <text:p text:style-name="P29">Определения шаблонов тарифных планов, где будет задаваться объем дискового пространства (квота).</text:p>
        </text:list-item>
      </text:list>
      <text:list xml:id="list190401848483992" text:continue-list="list190401801979426" text:style-name="L11">
        <text:list-item>
          <text:p text:style-name="P26"><text:span text:style-name="Strong_20_Emphasis"><text:span text:style-name="T2">Реализация автоматизации жизненного цикла услуги.</text:span></text:span><text:span text:style-name="T2"> Модуль должен отслеживать события в BILLmanager и выполнять соответствующие действия на стороне облачной платформы через ее API:</text:span></text:p>
        </text:list-item>
      </text:list>
      <text:list text:style-name="L14">
        <text:list-item>
          <text:p text:style-name="P30"><text:span text:style-name="Strong_20_Emphasis"><text:span text:style-name="T2">Создание услуги (активация после оплаты):</text:span></text:span><text:span text:style-name="T2"> Автоматическое создание пользователя на сервере Nextcloud/ownCloud и назначение ему квоты, соответствующей тарифному плану.</text:span></text:p>
        </text:list-item>
        <text:list-item>
          <text:p text:style-name="P30"><text:span text:style-name="Strong_20_Emphasis"><text:span text:style-name="T2">Изменение услуги (смена тарифа):</text:span></text:span><text:span text:style-name="T2"> Автоматическое изменение квоты дискового пространства для существующего пользователя при апгрейде или даунгрейде тарифа.</text:span></text:p>
        </text:list-item>
        <text:list-item>
          <text:p text:style-name="P30"><text:span text:style-name="Strong_20_Emphasis"><text:span text:style-name="T2">Приостановка/возобновление услуги:</text:span></text:span><text:span text:style-name="T2"> Автоматическая блокировка или разблокировка аккаунта пользователя при просрочке платежа или его погашении.</text:span></text:p>
        </text:list-item>
        <text:list-item>
          <text:p text:style-name="P30"><text:span text:style-name="Strong_20_Emphasis"><text:span text:style-name="T2">Удаление услуги:</text:span></text:span><text:span text:style-name="T2"> Автоматическое удаление пользователя из облачной платформы при окончательном удалении услуги из биллинга.</text:span></text:p>
        </text:list-item>
      </text:list>
      <text:list xml:id="list190401983324378" text:continue-list="list190401848483992" text:style-name="L11">
        <text:list-item>
          <text:p text:style-name="P26"><text:span text:style-name="Strong_20_Emphasis"><text:span text:style-name="T2">Обеспечение обработки ошибок и отказоустойчивости.</text:span></text:span><text:span text:style-name="T2"> Модуль должен быть устойчив к сетевым сбоям и ошибкам API:</text:span></text:p>
        </text:list-item>
      </text:list>
      <text:list text:style-name="L15">
        <text:list-item>
          <text:p text:style-name="P31">Реализация механизма повторных попыток отправки запросов.</text:p>
        </text:list-item>
        <text:list-item>
          <text:p text:style-name="P31"><text:soft-page-break/>Логирование всех операций и ошибок для последующего анализа администратором.</text:p>
        </text:list-item>
        <text:list-item>
          <text:p text:style-name="P31">Предоставление понятного статуса выполнения операции в интерфейсе BILLmanager.</text:p>
        </text:list-item>
      </text:list>
      <text:list text:continue-list="list190401983324378" text:style-name="L11">
        <text:list-item>
          <text:p text:style-name="P26"><text:span text:style-name="Strong_20_Emphasis"><text:span text:style-name="T2">Тестирование работоспособности решения.</text:span></text:span><text:span text:style-name="T2"> Проверка корректности работы модуля на тестовых стендах, включая:</text:span></text:p>
        </text:list-item>
      </text:list>
      <text:list text:style-name="L16">
        <text:list-item>
          <text:p text:style-name="P32">Тестирование сценариев активации, изменения, приостановки и удаления услуг.</text:p>
        </text:list-item>
        <text:list-item>
          <text:p text:style-name="P33">Проверка совместимости с различными версиями <text:span text:style-name="T5">ОС на которых распространяется BILLmanager</text:span></text:p>
        </text:list-item>
      </text:list>
      <text:p text:style-name="P17"><text:span text:style-name="Strong_20_Emphasis"><text:span text:style-name="T2"/></text:span></text:p>
      <text:p text:style-name="P17"><text:span text:style-name="Strong_20_Emphasis"><text:span text:style-name="T2">В результате успешного выполнения этих задач будет создан программный продукт, который позволит IT-провайдерам seamlessly интегрировать продажу и управление услугами файлового хостинга в свою автоматизированную биллинговую экосистему, устранив необходимость ручного труда и минимизировав операционные риски.</text:span></text:span></text:p>
      <text:list text:continue-list="list190401667780571" text:style-name="L3">
        <text:list-item>
          <text:list>
            <text:list-item>
              <text:h text:style-name="P34" text:outline-level="2"><text:bookmark-start text:name="__RefHeading___Toc1270_3132898990"/><text:span text:style-name="Strong_20_Emphasis"><text:span text:style-name="T6">Обзор существующих программных средств</text:span></text:span><text:bookmark-end text:name="__RefHeading___Toc1270_3132898990"/></text:h>
              <text:list>
                <text:list-item>
                  <text:h text:style-name="P35" text:outline-level="3"><text:bookmark-start text:name="__RefHeading___Toc2573_3132898990"/><text:span text:style-name="Strong_20_Emphasis">Общие тенденции на рынке биллинговых систем</text:span><text:bookmark-end text:name="__RefHeading___Toc2573_3132898990"/></text:h>
                </text:list-item>
              </text:list>
            </text:list-item>
          </text:list>
        </text:list-item>
      </text:list>
      <text:p text:style-name="P36"><text:span text:style-name="Strong_20_Emphasis"><text:span text:style-name="T2">Рынок биллинговых и автоматизационных систем для хостинг-услуг предлагает множество решений, охватывающих управление клиентами, выставление счетов, автоматические продления, интеграцию с хостинг-панелями и API-интерфейсы. Эти системы ориентированы на упрощение процессов заказов и обслуживания услуг, снижения ручного труда и повышения скорости. Однако интеграция с облачными хранилищами, особенно с Nextcloud/ownCloud, реализована далеко не везде или лишь частично. Многие системы либо оставляют такую интеграцию как пользовательский плагин, либо не предусматривают её вовсе. Это создаёт возможность появления специализированных официальных решений, особенно в экосистемах, где BILLmanager имеет значительную долю рынка и где провайдеры заинтересованы в расширении портфеля облачных услуг.</text:span></text:span></text:p>
      <text:list text:continue-numbering="true" text:style-name="L3">
        <text:list-item>
          <text:list>
            <text:list-item>
              <text:list>
                <text:list-item>
                  <text:h text:style-name="P35" text:outline-level="3"><text:bookmark-start text:name="__RefHeading___Toc2575_3132898990"/><text:span text:style-name="Strong_20_Emphasis">HostBill</text:span><text:bookmark-end text:name="__RefHeading___Toc2575_3132898990"/></text:h>
                </text:list-item>
              </text:list>
            </text:list-item>
          </text:list>
        </text:list-item>
      </text:list>
      <text:p text:style-name="P37"><text:span text:style-name="Strong_20_Emphasis"><text:span text:style-name="T2">HostBill обеспечивает встроенную поддержку модулей Nextcloud и ownCloud как часть своих “Backup / File Sharing” интеграций. Модуль Nextcloud для HostBill позволяет продавать и автоматически provision-ить учётные записи, управлять жизненным циклом (создание, приостановка, удаление, апгрейд/даунгрейд ресурсов). <text:line-break/></text:span></text:span></text:p>
      <text:p text:style-name="P37"><text:soft-page-break/><text:span text:style-name="Strong_20_Emphasis"><text:span text:style-name="T2">Модуль OwnCloud в HostBill также является фактически тем же модулем — один модуль может обслуживать и OwnCloud, и Nextcloud. Лицензия на этот модуль (OwnCloud &amp; NextCloud) доступна через маркетплейс HostBill по цене $99 (одноразово) </text:span></text:span></text:p>
      <text:p text:style-name="P38">Таким образом, HostBill уже предлагает полнофункциональное решение для интеграции облачных хранилищ, что делает его конкурентом в части функциональности, хотя не в экосистеме BILLmanager.</text:p>
      <text:p text:style-name="P39"><text:span text:style-name="Strong_20_Emphasis"/></text:p>
      <text:list text:continue-numbering="true" text:style-name="L3">
        <text:list-item>
          <text:list>
            <text:list-item>
              <text:list>
                <text:list-item>
                  <text:h text:style-name="P35" text:outline-level="3"><text:bookmark-start text:name="__RefHeading___Toc2577_3132898990"/><text:span text:style-name="Strong_20_Emphasis">WHMCS</text:span><text:bookmark-end text:name="__RefHeading___Toc2577_3132898990"/></text:h>
                </text:list-item>
              </text:list>
            </text:list-item>
          </text:list>
        </text:list-item>
      </text:list>
      <text:p text:style-name="P40"><text:span text:style-name="Strong_20_Emphasis"><text:span text:style-name="T2">WHMCS также поддерживает модули для интеграции с Nextcloud: существуют коммерческие расширения, такие как </text:span></text:span><text:span text:style-name="Strong_20_Emphasis"><text:span text:style-name="Emphasis"><text:span text:style-name="T2">Nextcloud Provisioning Module</text:span></text:span></text:span><text:span text:style-name="Strong_20_Emphasis"><text:span text:style-name="T2">, дополнения, реализующие автоматизацию учётных записей, квот и жизненного цикла пользователей.<text:line-break/></text:span></text:span></text:p>
      <text:p text:style-name="P40"><text:span text:style-name="Strong_20_Emphasis"><text:span text:style-name="T2">Доступность таких модулей делает WHMCS одним из немногих конкурентных биллинговых решений с готовыми облачными интеграциями. Однако эти модули не ориентированы на BILLmanager и требуют использования другой экосистемы.</text:span></text:span></text:p>
      <text:list text:continue-numbering="true" text:style-name="L3">
        <text:list-item>
          <text:list>
            <text:list-item>
              <text:list>
                <text:list-item>
                  <text:h text:style-name="P35" text:outline-level="3"><text:bookmark-start text:name="__RefHeading___Toc2579_3132898990"/><text:span text:style-name="Strong_20_Emphasis">Blesta</text:span><text:bookmark-end text:name="__RefHeading___Toc2579_3132898990"/></text:h>
                </text:list-item>
              </text:list>
            </text:list-item>
          </text:list>
        </text:list-item>
      </text:list>
      <text:p text:style-name="P41"><text:span text:style-name="Strong_20_Emphasis"><text:span text:style-name="T2">Для Blesta существует коммерческий (платный) модуль Nextcloud Provisioning, который можно установить как расширение и настроить взаимодействие через API Nextcloud.Кроме того, на сайте расширений Blesta упоминается модуль </text:span></text:span><text:span text:style-name="Strong_20_Emphasis"><text:span text:style-name="Emphasis"><text:span text:style-name="T2">Nextcloud </text:span></text:span></text:span><text:span text:style-name="Strong_20_Emphasis"><text:span text:style-name="T2">как один из доступных модулей автоматизации.</text:span></text:span></text:p>
      <text:p text:style-name="P41"><text:span text:style-name="Strong_20_Emphasis"><text:span text:style-name="T2">Тем не менее, доступность и зрелость этого модуля могут быть ограничены (например, поддержка только одного сервера). </text:span></text:span></text:p>
      <text:p text:style-name="P41"><text:span text:style-name="Strong_20_Emphasis"><text:span text:style-name="T2"/></text:span></text:p>
      <text:list text:continue-numbering="true" text:style-name="L3">
        <text:list-item>
          <text:list>
            <text:list-item>
              <text:list>
                <text:list-item>
                  <text:h text:style-name="P42" text:outline-level="3"><text:bookmark-start text:name="__RefHeading___Toc2579_3132898990 Copy 1"/>WiseCP<text:bookmark-end text:name="__RefHeading___Toc2579_3132898990 Copy 1"/></text:h>
                </text:list-item>
              </text:list>
            </text:list-item>
          </text:list>
        </text:list-item>
      </text:list>
      <text:p text:style-name="P43"><text:span text:style-name="Strong_20_Emphasis"><text:span text:style-name="T2">Среди других платформ есть WiseCP — для неё есть модуль </text:span></text:span><text:span text:style-name="Strong_20_Emphasis"><text:span text:style-name="Emphasis"><text:span text:style-name="T2">Nextcloud</text:span></text:span></text:span><text:span text:style-name="Strong_20_Emphasis"><text:span text:style-name="T2"> разработанный NetHeberg, который позволяет предлагать клиентам тарифы на облачное хранилище, проверять и отображать использованный объём, активировать / приостанавливать / удалять услуги. Также имеется модуль </text:span></text:span><text:span text:style-name="Strong_20_Emphasis"><text:span text:style-name="Emphasis"><text:span text:style-name="T2">Digital Product</text:span></text:span></text:span><text:span text:style-name="Strong_20_Emphasis"><text:span text:style-name="T2"> (через WiseCP/PuqCloud) для продажи цифровых товаров, где контент хранится в папках Nextcloud-сервера, и после оплаты клиент получает персональную ссылку на скачивание. Эти модули демонстрируют, что интеграция с Nextcloud не ограничивается крупнейшими биллинговыми системами, но также охватывает решения среднего класса.</text:span></text:span></text:p>
      <text:list text:continue-numbering="true" text:style-name="L3">
        <text:list-item>
          <text:list>
            <text:list-item>
              <text:list>
                <text:list-item>
                  <text:h text:style-name="P35" text:outline-level="3"><text:bookmark-start text:name="__RefHeading___Toc2581_3132898990"/><text:soft-page-break/><text:span text:style-name="Strong_20_Emphasis">Другие платформы: Paymenter, Kill Bill</text:span><text:bookmark-end text:name="__RefHeading___Toc2581_3132898990"/></text:h>
                </text:list-item>
              </text:list>
            </text:list-item>
          </text:list>
        </text:list-item>
      </text:list>
      <text:p text:style-name="P44"><text:span text:style-name="Strong_20_Emphasis"><text:span text:style-name="T2">По публичным источникам не найдено достоверной информации о существовании готовых модулей интеграции с Nextcloud или ownCloud для таких систем как </text:span></text:span><text:span text:style-name="Strong_20_Emphasis"><text:span text:style-name="T2">Paymenter</text:span></text:span><text:span text:style-name="Strong_20_Emphasis"><text:span text:style-name="T2"> и </text:span></text:span><text:span text:style-name="Strong_20_Emphasis"><text:span text:style-name="T2">Kill Bill</text:span></text:span><text:span text:style-name="Strong_20_Emphasis"><text:span text:style-name="T2">. </text:span></text:span></text:p>
      <text:p text:style-name="P44"><text:span text:style-name="Strong_20_Emphasis"><text:span text:style-name="T2">Kill Bill предлагает мощную и гибкую систему подписочного биллинга с возможностью расширений через плагины, но нет указаний на наличие официального или популярного open-source модуля, реализующего полноценную интеграцию облачных хранилищ. </text:span></text:span></text:p>
      <text:p text:style-name="P44"><text:span text:style-name="Strong_20_Emphasis"><text:span text:style-name="T2">Для Paymenter аналогично: нет явных данных о модулях/расширениях, поддерживающих автоматическое provision-ение облачных аккаунтов Nextcloud через интерфейсы биллинговой системы.</text:span></text:span></text:p>
      <text:list text:continue-numbering="true" text:style-name="L3">
        <text:list-item>
          <text:list>
            <text:list-item>
              <text:list>
                <text:list-item>
                  <text:h text:style-name="P35" text:outline-level="3"><text:bookmark-start text:name="__RefHeading___Toc2583_3132898990"/><text:span text:style-name="Strong_20_Emphasis">Сравнительный анализ и вывод<text:tab/></text:span><text:bookmark-end text:name="__RefHeading___Toc2583_3132898990"/>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header-rows>
          <table:table-row>
            <table:table-cell table:style-name="Table1.A1" office:value-type="string">
              <text:p text:style-name="Table_20_Heading">Платформа</text:p>
            </table:table-cell>
            <table:table-cell table:style-name="Table1.A1" office:value-type="string">
              <text:p text:style-name="P45">Наличие модуля</text:p>
            </table:table-cell>
            <table:table-cell table:style-name="Table1.A1" office:value-type="string">
              <text:p text:style-name="P45">Функции</text:p>
            </table:table-cell>
            <table:table-cell table:style-name="Table1.A1" office:value-type="string">
              <text:p text:style-name="P45">Сложность внедрения</text:p>
            </table:table-cell>
            <table:table-cell table:style-name="Table1.A1" office:value-type="string">
              <text:p text:style-name="Table_20_Heading"><text:span text:style-name="T7">Плюсы</text:span> </text:p>
            </table:table-cell>
            <table:table-cell table:style-name="Table1.A1" office:value-type="string">
              <text:p text:style-name="P46">Минусы</text:p>
            </table:table-cell>
          </table:table-row>
        </table:table-header-rows>
        <table:table-row>
          <table:table-cell table:style-name="Table1.A1" office:value-type="string">
            <text:p text:style-name="Table_20_Contents">HostBill</text:p>
          </table:table-cell>
          <table:table-cell table:style-name="Table1.A1" office:value-type="string">
            <text:p text:style-name="Table_20_Contents">Да</text:p>
          </table:table-cell>
          <table:table-cell table:style-name="Table1.A1" office:value-type="string">
            <text:p text:style-name="Table_20_Contents">Автоматическое provision, suspend/unsuspend, terminate, upgrade/downgrade, управление квотами, группы пользователей</text:p>
          </table:table-cell>
          <table:table-cell table:style-name="Table1.A1" office:value-type="string">
            <text:p text:style-name="Table_20_Contents">Низкая — модуль “из коробки”</text:p>
          </table:table-cell>
          <table:table-cell table:style-name="Table1.A1" office:value-type="string">
            <text:p text:style-name="Table_20_Contents">Сильная функциональность</text:p>
          </table:table-cell>
          <table:table-cell table:style-name="Table1.A1" office:value-type="string">
            <text:p text:style-name="P47"><text:span text:style-name="T8">В</text:span>ысокая цена</text:p>
          </table:table-cell>
        </table:table-row>
        <table:table-row>
          <table:table-cell table:style-name="Table1.A1" office:value-type="string">
            <text:p text:style-name="Table_20_Contents">WHMCS</text:p>
          </table:table-cell>
          <table:table-cell table:style-name="Table1.A1" office:value-type="string">
            <text:p text:style-name="Table_20_Contents">Да</text:p>
          </table:table-cell>
          <table:table-cell table:style-name="Table1.A1" office:value-type="string">
            <text:p text:style-name="Table_20_Contents">Provision, квоты, статистика диска, поддержка языков, suspend/terminate</text:p>
          </table:table-cell>
          <table:table-cell table:style-name="Table1.A1" office:value-type="string">
            <text:p text:style-name="Table_20_Contents">Средняя — установка коммерческого модуля, поддержка настроек</text:p>
          </table:table-cell>
          <table:table-cell table:style-name="Table1.A1" office:value-type="string">
            <text:p text:style-name="Table_20_Contents">Широко используется</text:p>
          </table:table-cell>
          <table:table-cell table:style-name="Table1.A1" office:value-type="string">
            <text:p text:style-name="P47"><text:span text:style-name="T8">Т</text:span>ребует лицензирования</text:p>
          </table:table-cell>
        </table:table-row>
        <table:table-row>
          <table:table-cell table:style-name="Table1.A1" office:value-type="string">
            <text:p text:style-name="Table_20_Contents">Blesta</text:p>
          </table:table-cell>
          <table:table-cell table:style-name="Table1.A1" office:value-type="string">
            <text:p text:style-name="Table_20_Contents">Да</text:p>
          </table:table-cell>
          <table:table-cell table:style-name="Table1.A1" office:value-type="string">
            <text:p text:style-name="Table_20_Contents">Provision аккаунтов, настройка квот, <text:soft-page-break/>управление серверами</text:p>
          </table:table-cell>
          <table:table-cell table:style-name="Table1.A1" office:value-type="string">
            <text:p text:style-name="Table_20_Contents">Средняя — модуль сторонний, возможно, с <text:soft-page-break/>ограничениями</text:p>
          </table:table-cell>
          <table:table-cell table:style-name="Table1.A1" office:value-type="string">
            <text:p text:style-name="Table_20_Contents">Подходит для провайдеров, готовых к <text:soft-page-break/>настройке</text:p>
          </table:table-cell>
          <table:table-cell table:style-name="Table1.A1" office:value-type="string">
            <text:p text:style-name="P47"><text:span text:style-name="T8">Ф</text:span>ункциональность может быть меньше, <text:soft-page-break/>чем у HostBill</text:p>
          </table:table-cell>
        </table:table-row>
        <table:table-row>
          <table:table-cell table:style-name="Table1.A1" office:value-type="string">
            <text:p text:style-name="Table_20_Contents">WiseCP</text:p>
          </table:table-cell>
          <table:table-cell table:style-name="Table1.A1" office:value-type="string">
            <text:p text:style-name="Table_20_Contents">Да</text:p>
          </table:table-cell>
          <table:table-cell table:style-name="Table1.A1" office:value-type="string">
            <text:p text:style-name="Table_20_Contents">Хранилище как услуга, учет использованного объёма, управление услугой</text:p>
          </table:table-cell>
          <table:table-cell table:style-name="Table1.A1" office:value-type="string">
            <text:p text:style-name="Table_20_Contents">Низкая-средняя — модуль куплен и установлен</text:p>
          </table:table-cell>
          <table:table-cell table:style-name="Table1.A1" office:value-type="string">
            <text:p text:style-name="Table_20_Contents">Более доступная цена</text:p>
          </table:table-cell>
          <table:table-cell table:style-name="Table1.A1" office:value-type="string">
            <text:p text:style-name="P47">меньше известности; может быть меньше поддержки/дополнительных функций</text:p>
          </table:table-cell>
        </table:table-row>
        <table:table-row>
          <table:table-cell table:style-name="Table1.A1" office:value-type="string">
            <text:p text:style-name="Table_20_Contents">Kill Bill / Paymenter / др.</text:p>
          </table:table-cell>
          <table:table-cell table:style-name="Table1.A1" office:value-type="string">
            <text:p text:style-name="Table_20_Contents">Нет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Высокая — требует разработки; интеграция через API и плагины</text:p>
          </table:table-cell>
          <table:table-cell table:style-name="Table1.A1" office:value-type="string">
            <text:p text:style-name="Table_20_Contents">Полная гибкость</text:p>
          </table:table-cell>
          <table:table-cell table:style-name="Table1.A1" office:value-type="string">
            <text:p text:style-name="P47"><text:span text:style-name="T8">З</text:span>атраты на разработку и поддержку</text:p>
          </table:table-cell>
        </table:table-row>
      </table:table>
      <text:p text:style-name="P39"/>
      <text:p text:style-name="P39"><text:span text:style-name="Strong_20_Emphasis"><text:span text:style-name="T2">Вывод: большинство готовых функциональных модулей интеграции с Nextcloud/ownCloud присутствует в платформах </text:span></text:span><text:span text:style-name="Strong_20_Emphasis"><text:span text:style-name="T2">HostBill</text:span></text:span><text:span text:style-name="Strong_20_Emphasis"><text:span text:style-name="T2">, </text:span></text:span><text:span text:style-name="Strong_20_Emphasis"><text:span text:style-name="T2">WHMCS</text:span></text:span><text:span text:style-name="Strong_20_Emphasis"><text:span text:style-name="T2">, </text:span></text:span><text:span text:style-name="Strong_20_Emphasis"><text:span text:style-name="T2">Blesta</text:span></text:span><text:span text:style-name="Strong_20_Emphasis"><text:span text:style-name="T2">, а также в WiseCP. Однако все они вне экосистемы BILLmanager. Для пользователей BILLmanager (что особенно актуально для рынка СНГ и Восточной Европы) отсутствует готовое решение. Это создаёт пустующую нишу, которую может заполнить проект bill-nextcloud. Его разработка принесёт реальную ценность: официальное, готовое к внедрению решение, устраняющее разрыв между BILLmanager и облачными хранениями, повышающее автоматизацию и эффективность провайдеров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00%" fo:text-align="justify" style:justify-single-word="false" fo:text-indent="0.464cm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Times New Roman2" fo:font-family="'Times New Roman'" style:font-style-name="Курсив" style:font-family-generic="roman" style:font-pitch="variable" fo:font-size="14pt" fo:font-style="normal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3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Times New Roman1" fo:font-family="'Times New Roman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Times New Roman3" fo:font-family="'Times New Roman'" style:font-style-name="Полужирный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24ff0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7T12:10:41.723066395</meta:creation-date>
    <dc:date>2025-10-10T19:04:00.056628177</dc:date>
    <meta:editing-duration>PT1H43M43S</meta:editing-duration>
    <meta:editing-cycles>51</meta:editing-cycles>
    <meta:generator>LibreOffice/25.2.6.2$Linux_X86_64 LibreOffice_project/520$Build-2</meta:generator>
    <meta:print-date>2025-10-10T19:03:21.680876286</meta:print-date>
    <meta:printed-by>PDF files</meta:printed-by>
    <meta:document-statistic meta:table-count="1" meta:image-count="0" meta:object-count="0" meta:page-count="12" meta:paragraph-count="165" meta:word-count="2112" meta:character-count="17195" meta:non-whitespace-character-count="15243"/>
  </office:meta>
</office:document-meta>
</file>